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 style:writing-mode="lr-tb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Load Test Cases/Test Records - JMeter <text:s/>MOM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3">15/06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6">Vbooks Load Test Cases/Test Records - JMeter <text:s/>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Pavan Reddy, Sudhakar Reddy, Jaipal Reddy, Shahid.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Sudhakar Reddy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4806768361" text:style-name="L1">
              <text:list-item>
                <text:p text:style-name="P4">Create <text:span text:style-name="T4">Vbooks Load Test Cases/Test Records - JMeter </text:span><text:span text:style-name="T5"><text:s/></text:span>for various modules.</text:p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313650005" text:style-name="L2">
              <text:list-header>
                <text:p text:style-name="P7">Vbooks Load Test Cases/Test Records - JMeter <text:s text:c="2"/>for below modules:</text:p>
              </text:list-header>
              <text:list-item>
                <text:p text:style-name="P8">Customer (Shahid)</text:p>
              </text:list-item>
              <text:list-item>
                <text:p text:style-name="P5">Employee (Shahid)</text:p>
              </text:list-item>
              <text:list-item>
                <text:p text:style-name="P5">Products (Shahid)</text:p>
              </text:list-item>
              <text:list-item>
                <text:p text:style-name="P5">Accounts (Shahid)</text:p>
              </text:list-item>
              <text:list-item>
                <text:p text:style-name="P5">Sales (Shahid)</text:p>
              </text:list-item>
              <text:list-item>
                <text:p text:style-name="P5"/>
                <text:p text:style-name="P5"/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P3">All the <text:s/>invitees have attended the meeting and Vbooks Load Test Cases/Test Records – Jmet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07T18:55:44</dc:date>
    <dc:creator>jaipal </dc:creator>
    <meta:editing-duration>PT1H50M59S</meta:editing-duration>
    <meta:editing-cycles>137</meta:editing-cycles>
    <meta:document-statistic meta:table-count="1" meta:image-count="1" meta:object-count="0" meta:page-count="1" meta:paragraph-count="24" meta:word-count="99" meta:character-count="634" meta:non-whitespace-character-count="545"/>
  </office:meta>
</office:document-meta>
</file>